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Heading" style:master-page-name="Index">
      <style:paragraph-properties style:page-number="auto"/>
    </style:style>
    <style:style style:name="P7" style:family="paragraph" style:parent-style-name="Heading_20_1" style:master-page-name="MaevaPortrait">
      <style:paragraph-properties style:page-number="auto"/>
    </style:style>
    <style:style style:name="P8" style:family="paragraph" style:parent-style-name="Standard">
      <style:text-properties officeooo:rsid="0011ca54" officeooo:paragraph-rsid="0011ca54"/>
    </style:style>
    <style:style style:name="P9" style:family="paragraph" style:parent-style-name="Standard">
      <style:text-properties officeooo:rsid="0011ca54" officeooo:paragraph-rsid="00127e53"/>
    </style:style>
    <style:style style:name="P10" style:family="paragraph" style:parent-style-name="Standard">
      <style:paragraph-properties fo:text-align="end" style:justify-single-word="false"/>
      <style:text-properties officeooo:rsid="0011ca54" officeooo:paragraph-rsid="00127e53"/>
    </style:style>
    <style:style style:name="P11" style:family="paragraph" style:parent-style-name="Standard">
      <style:paragraph-properties fo:text-align="center" style:justify-single-word="false"/>
      <style:text-properties officeooo:rsid="00127e53" officeooo:paragraph-rsid="00127e53"/>
    </style:style>
    <style:style style:name="P12" style:family="paragraph" style:parent-style-name="Standard" style:master-page-name="Index">
      <style:paragraph-properties style:page-number="auto"/>
      <style:text-properties officeooo:rsid="0011ca54" officeooo:paragraph-rsid="0011ca54"/>
    </style:style>
    <style:style style:name="P13" style:family="paragraph" style:parent-style-name="Standard" style:master-page-name="First_20_Page">
      <style:paragraph-properties style:page-number="auto"/>
      <style:text-properties officeooo:rsid="0011ca54" officeooo:paragraph-rsid="0011ca54"/>
    </style:style>
    <style:style style:name="T1" style:family="text">
      <style:text-properties officeooo:rsid="00127e5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NSIM<text:tab/><text:tab/><text:tab/><text:tab/><text:tab/><text:tab/><text:tab/><text:tab/><text:tab/> <text:s text:c="7"/><text:tab/><text:tab/><text:span text:style-name="T1">2021/2022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Approche Système :</text:p>
      <text:p text:style-name="P11">Transition énergétiqu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<text:span text:style-name="T1">3</text:span>A Info – TD2 – TP4</text:p>
      <text:p text:style-name="P8">Ouijdane IMER</text:p>
      <text:p text:style-name="P8">Maëva SOULARD</text:p>
      <text:p text:style-name="P8">Artillio Junior TCHOTCHEU YEPMO</text:p>
      <text:table-of-content text:style-name="Sect1" text:protected="true" text:name="Table des matières2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P6">Sommaire</text:p>
          </text:index-title>
          <text:p text:style-name="P1"><text:a xlink:type="simple" xlink:href="#__RefHeading___Toc313_4124076012" text:style-name="Index_20_Link" text:visited-style-name="Index_20_Link">I. Introduction<text:tab/>4</text:a></text:p>
          <text:p text:style-name="P1"><text:a xlink:type="simple" xlink:href="#__RefHeading___Toc315_4124076012" text:style-name="Index_20_Link" text:visited-style-name="Index_20_Link">II. Analyse fonctionnelle<text:tab/>4</text:a></text:p>
          <text:p text:style-name="P2"><text:a xlink:type="simple" xlink:href="#__RefHeading___Toc317_4124076012" text:style-name="Index_20_Link" text:visited-style-name="Index_20_Link">A) Présentation du projet<text:tab/>4</text:a></text:p>
          <text:p text:style-name="P2"><text:a xlink:type="simple" xlink:href="#__RefHeading___Toc319_4124076012" text:style-name="Index_20_Link" text:visited-style-name="Index_20_Link">B) Synoptique<text:tab/>4</text:a></text:p>
          <text:p text:style-name="P2"><text:a xlink:type="simple" xlink:href="#__RefHeading___Toc321_4124076012" text:style-name="Index_20_Link" text:visited-style-name="Index_20_Link">C) Diagrammes APTE et FAST<text:tab/>4</text:a></text:p>
          <text:p text:style-name="P3"><text:a xlink:type="simple" xlink:href="#__RefHeading___Toc323_4124076012" text:style-name="Index_20_Link" text:visited-style-name="Index_20_Link">1. Diagrammes APTE<text:tab/>4</text:a></text:p>
          <text:p text:style-name="P4"><text:a xlink:type="simple" xlink:href="#__RefHeading___Toc325_4124076012" text:style-name="Index_20_Link" text:visited-style-name="Index_20_Link">a) Bête à cornes<text:tab/>4</text:a></text:p>
          <text:p text:style-name="P4"><text:a xlink:type="simple" xlink:href="#__RefHeading___Toc327_4124076012" text:style-name="Index_20_Link" text:visited-style-name="Index_20_Link">b) Diagramme des interacteurs<text:tab/>4</text:a></text:p>
          <text:p text:style-name="P3"><text:a xlink:type="simple" xlink:href="#__RefHeading___Toc329_4124076012" text:style-name="Index_20_Link" text:visited-style-name="Index_20_Link">2. Diagramme FAST<text:tab/>4</text:a></text:p>
          <text:p text:style-name="P1"><text:a xlink:type="simple" xlink:href="#__RefHeading___Toc331_4124076012" text:style-name="Index_20_Link" text:visited-style-name="Index_20_Link">III. Solutions technologiques<text:tab/>4</text:a></text:p>
          <text:p text:style-name="P2"><text:a xlink:type="simple" xlink:href="#__RefHeading___Toc333_4124076012" text:style-name="Index_20_Link" text:visited-style-name="Index_20_Link">A) Conseils panneaux solaires<text:tab/>4</text:a></text:p>
          <text:p text:style-name="P2"><text:a xlink:type="simple" xlink:href="#__RefHeading___Toc335_4124076012" text:style-name="Index_20_Link" text:visited-style-name="Index_20_Link">B) Boîtier intelligent<text:tab/>4</text:a></text:p>
          <text:p text:style-name="P1"><text:a xlink:type="simple" xlink:href="#__RefHeading___Toc337_4124076012" text:style-name="Index_20_Link" text:visited-style-name="Index_20_Link">IV. Les bilans<text:tab/>4</text:a></text:p>
          <text:p text:style-name="P2"><text:a xlink:type="simple" xlink:href="#__RefHeading___Toc339_4124076012" text:style-name="Index_20_Link" text:visited-style-name="Index_20_Link">A) Bilan énergétique<text:tab/>4</text:a></text:p>
          <text:p text:style-name="P2"><text:a xlink:type="simple" xlink:href="#__RefHeading___Toc341_4124076012" text:style-name="Index_20_Link" text:visited-style-name="Index_20_Link">B) Bilan carbone<text:tab/>4</text:a></text:p>
          <text:p text:style-name="P2"><text:a xlink:type="simple" xlink:href="#__RefHeading___Toc343_4124076012" text:style-name="Index_20_Link" text:visited-style-name="Index_20_Link">C) Bilan financier<text:tab/>4</text:a></text:p>
          <text:p text:style-name="P1"><text:a xlink:type="simple" xlink:href="#__RefHeading___Toc345_4124076012" text:style-name="Index_20_Link" text:visited-style-name="Index_20_Link">V. Diagramme de Gantt<text:tab/>4</text:a></text:p>
          <text:p text:style-name="P1"><text:a xlink:type="simple" xlink:href="#__RefHeading___Toc347_4124076012" text:style-name="Index_20_Link" text:visited-style-name="Index_20_Link">VI. Conclusion<text:tab/>4</text:a></text:p>
        </text:index-body>
      </text:table-of-content>
      <text:p text:style-name="P8"/>
      <text:p text:style-name="Standard"/>
      <text:h text:style-name="P7" text:outline-level="1"><text:bookmark-start text:name="__RefHeading___Toc313_4124076012"/>Introduction<text:bookmark-end text:name="__RefHeading___Toc313_4124076012"/></text:h>
      <text:h text:style-name="Heading_20_1" text:outline-level="1"><text:bookmark-start text:name="__RefHeading___Toc315_4124076012"/>Analyse fonctionnelle<text:bookmark-end text:name="__RefHeading___Toc315_4124076012"/></text:h>
      <text:h text:style-name="Heading_20_2" text:outline-level="2"><text:bookmark-start text:name="__RefHeading___Toc317_4124076012"/>Présentation du projet<text:bookmark-end text:name="__RefHeading___Toc317_4124076012"/></text:h>
      <text:h text:style-name="Heading_20_2" text:outline-level="2"><text:bookmark-start text:name="__RefHeading___Toc319_4124076012"/>Synoptique<text:bookmark-end text:name="__RefHeading___Toc319_4124076012"/></text:h>
      <text:h text:style-name="Heading_20_2" text:outline-level="2"><text:bookmark-start text:name="__RefHeading___Toc321_4124076012"/>Diagrammes APTE et FAST<text:bookmark-end text:name="__RefHeading___Toc321_4124076012"/></text:h>
      <text:h text:style-name="Heading_20_3" text:outline-level="3"><text:bookmark-start text:name="__RefHeading___Toc323_4124076012"/>Diagrammes APTE<text:bookmark-end text:name="__RefHeading___Toc323_4124076012"/></text:h>
      <text:h text:style-name="Heading_20_4" text:outline-level="4"><text:bookmark-start text:name="__RefHeading___Toc325_4124076012"/>Bête à cornes<text:bookmark-end text:name="__RefHeading___Toc325_4124076012"/></text:h>
      <text:h text:style-name="Heading_20_4" text:outline-level="4"><text:bookmark-start text:name="__RefHeading___Toc327_4124076012"/>Diagramme des interacteurs<text:bookmark-end text:name="__RefHeading___Toc327_4124076012"/></text:h>
      <text:h text:style-name="Heading_20_3" text:outline-level="3"><text:bookmark-start text:name="__RefHeading___Toc329_4124076012"/>Diagramme FAST<text:bookmark-end text:name="__RefHeading___Toc329_4124076012"/></text:h>
      <text:h text:style-name="Heading_20_1" text:outline-level="1"><text:bookmark-start text:name="__RefHeading___Toc331_4124076012"/>Solutions technologiques<text:bookmark-end text:name="__RefHeading___Toc331_4124076012"/></text:h>
      <text:h text:style-name="Heading_20_2" text:outline-level="2"><text:bookmark-start text:name="__RefHeading___Toc333_4124076012"/>Conseils panneaux solaires<text:bookmark-end text:name="__RefHeading___Toc333_4124076012"/></text:h>
      <text:h text:style-name="Heading_20_2" text:outline-level="2"><text:bookmark-start text:name="__RefHeading___Toc335_4124076012"/>Boîtier intelligent<text:bookmark-end text:name="__RefHeading___Toc335_4124076012"/></text:h>
      <text:h text:style-name="Heading_20_1" text:outline-level="1"><text:bookmark-start text:name="__RefHeading___Toc337_4124076012"/>Les bilans<text:bookmark-end text:name="__RefHeading___Toc337_4124076012"/></text:h>
      <text:h text:style-name="Heading_20_2" text:outline-level="2"><text:bookmark-start text:name="__RefHeading___Toc339_4124076012"/>Bilan énergétique<text:bookmark-end text:name="__RefHeading___Toc339_4124076012"/></text:h>
      <text:h text:style-name="Heading_20_2" text:outline-level="2"><text:bookmark-start text:name="__RefHeading___Toc341_4124076012"/>Bilan carbone<text:bookmark-end text:name="__RefHeading___Toc341_4124076012"/></text:h>
      <text:h text:style-name="Heading_20_2" text:outline-level="2"><text:bookmark-start text:name="__RefHeading___Toc343_4124076012"/>Bilan financier<text:bookmark-end text:name="__RefHeading___Toc343_4124076012"/></text:h>
      <text:h text:style-name="Heading_20_1" text:outline-level="1"><text:bookmark-start text:name="__RefHeading___Toc345_4124076012"/>Diagramme de Gantt<text:bookmark-end text:name="__RefHeading___Toc345_4124076012"/></text:h>
      <text:h text:style-name="Heading_20_1" text:outline-level="1"><text:bookmark-start text:name="__RefHeading___Toc347_4124076012"/>Conclusion<text:bookmark-end text:name="__RefHeading___Toc347_4124076012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color="#c9211e" loext:opacity="100%" fo:font-size="16pt" fo:font-style="italic" style:text-underline-style="dotted" style:text-underline-width="bold" style:text-underline-color="#000000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justify" style:justify-single-word="false" style:page-number="auto">
        <style:tab-stops/>
      </style:paragraph-properties>
      <style:text-properties fo:color="#ff0000" loext:opacity="100%" fo:font-size="130%" fo:font-style="italic" style:text-underline-style="solid" style:text-underline-width="bold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margin-top="0.353cm" fo:margin-bottom="0.212cm" style:contextual-spacing="false" fo:text-indent="0cm" style:auto-text-indent="false" text:number-lines="false" text:line-number="0"/>
      <style:text-properties fo:color="#800080" loext:opacity="100%" fo:font-size="115%" fo:font-style="italic" style:text-underline-style="solid" style:text-underline-width="bold" style:text-underline-color="font-color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cm" fo:margin-right="0cm" fo:margin-top="0.247cm" fo:margin-bottom="0.212cm" style:contextual-spacing="false" fo:text-indent="0cm" style:auto-text-indent="false"/>
      <style:text-properties fo:color="#2a6099" loext:opacity="100%" fo:font-size="101%" fo:font-style="italic" style:text-underline-style="solid" style:text-underline-width="bold" style:text-underline-color="font-color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.499cm" fo:margin-right="0cm" fo:margin-top="0.212cm" fo:margin-bottom="0.212cm" style:contextual-spacing="false" fo:text-indent="0cm" style:auto-text-indent="false"/>
      <style:text-properties fo:font-size="95%" fo:font-style="italic" style:text-underline-style="solid" style:text-underline-width="bold" style:text-underline-color="font-color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Numbering_20_Symbols" style:num-suffix=")" style:num-format="a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ArtillioPortrait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  <style:master-page style:name="MaevaPortrait" style:page-layout-name="Mpm8">
      <style:footer>
        <table:table table:name="Tableau1" table:style-name="Tableau1">
          <table:table-column table:style-name="Tableau1.A" table:number-columns-repeated="3"/>
          <table:table-row table:style-name="TableLine1771192325408">
            <table:table-cell table:style-name="Tableau1.A1" office:value-type="string">
              <text:p text:style-name="Table_20_Contents"/>
            </table:table-cell>
            <table:table-cell table:style-name="Tableau1.A1" office:value-type="string">
              <text:p text:style-name="Table_20_Contents"/>
            </table:table-cell>
            <table:table-cell table:style-name="Tableau1.C1" office:value-type="string">
              <text:p text:style-name="Table_20_Contents"><text:page-number text:select-page="current">3</text:page-number>/<text:page-count>3</text:page-count></text:p>
            </table:table-cell>
          </table:table-row>
        </table:table>
        <text:p text:style-name="Footer"/>
      </style:footer>
    </style:master-page>
    <style:master-page style:name="OuijdanePortrait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4T17:11:51.705000000</meta:creation-date>
    <dc:date>2021-11-04T18:13:32.661000000</dc:date>
    <meta:editing-duration>PT3M10S</meta:editing-duration>
    <meta:editing-cycles>1</meta:editing-cycles>
    <meta:document-statistic meta:table-count="1" meta:image-count="0" meta:object-count="0" meta:page-count="3" meta:paragraph-count="45" meta:word-count="155" meta:character-count="912" meta:non-whitespace-character-count="800"/>
    <meta:generator>LibreOffice/7.1.4.2$Windows_X86_64 LibreOffice_project/a529a4fab45b75fefc5b6226684193eb000654f6</meta:generator>
  </office:meta>
</office:document-meta>
</file>